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8.521cm"/>
    </style:style>
    <style:style style:name="co7" style:family="table-column">
      <style:table-column-properties fo:break-before="auto" style:column-width="2.122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119">
      <style:table-cell-properties fo:border-bottom="none" fo:background-color="#ffffff" style:cell-protect="protected" style:print-content="true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0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8" table:number-columns-repeated="2"/>
          <table:table-cell table:style-name="ce100"/>
          <table:table-cell table:style-name="ce111"/>
          <table:table-cell table:style-name="ce100"/>
          <table:table-cell table:style-name="ce120"/>
          <table:table-cell table:style-name="ce126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9"/>
          <table:table-cell table:style-name="ce32" office:value-type="string" calcext:value-type="string">
            <text:p>Bancos:</text:p>
          </table:table-cell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127"/>
          <table:table-cell table:style-name="ce132" office:value-type="string" office:string-value="Bancos:" calcext:value-type="string">
            <text:p><text:s/>Bancos: </text:p>
          </table:table-cell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1" calcext:value-type="float">
            <text:p>101010201001 </text:p>
          </table:table-cell>
          <table:table-cell table:style-name="ce33" office:value-type="string" office:string-value="Banco de Guayaquil cta cte 263005-2" calcext:value-type="string">
            <text:p><text:s/>Banco de Guayaquil cta cte 263005-2 </text:p>
          </table:table-cell>
          <table:table-cell table:style-name="ce26"/>
          <table:table-cell table:style-name="ce101" office:value-type="float" office:value="189925.73" calcext:value-type="float">
            <text:p>189,926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189925.73" calcext:value-type="float">
            <text:p>189,926</text:p>
          </table:table-cell>
          <table:table-cell table:style-name="ce10" office:value-type="float" office:value="101010201001" calcext:value-type="float">
            <text:p>101010201001 </text:p>
          </table:table-cell>
          <table:table-cell table:style-name="ce33" office:value-type="string" office:string-value="Banco de Guayaquil cta cte 263005-2" calcext:value-type="string">
            <text:p><text:s/>Banco de Guayaquil cta cte 263005-2 </text:p>
          </table:table-cell>
          <table:table-cell table:style-name="ce137" office:value-type="float" office:value="169433.65" calcext:value-type="float">
            <text:p>169,434</text:p>
          </table:table-cell>
          <table:table-cell table:style-name="ce142" table:formula="of:=+[.G11]-[.J11]" office:value-type="float" office:value="20492.08" calcext:value-type="float">
            <text:p>20,49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2001" calcext:value-type="float">
            <text:p>101010202001 </text:p>
          </table:table-cell>
          <table:table-cell table:style-name="ce33" office:value-type="string" office:string-value="Banco del Exterior.- Terrabank N.A." calcext:value-type="string">
            <text:p><text:s/>Banco del Exterior.- Terrabank N.A. </text:p>
          </table:table-cell>
          <table:table-cell table:style-name="ce34"/>
          <table:table-cell table:style-name="ce102" office:value-type="float" office:value="13131.27" calcext:value-type="float">
            <text:p>13,131</text:p>
          </table:table-cell>
          <table:table-cell table:style-name="ce113"/>
          <table:table-cell table:style-name="ce102"/>
          <table:table-cell table:style-name="ce121" table:formula="of:=[.D12]+[.E12]-[.F12]" office:value-type="float" office:value="13131.27" calcext:value-type="float">
            <text:p>13,131</text:p>
          </table:table-cell>
          <table:table-cell table:style-name="ce10" office:value-type="float" office:value="101010202001" calcext:value-type="float">
            <text:p>101010202001 </text:p>
          </table:table-cell>
          <table:table-cell table:style-name="ce33" office:value-type="string" office:string-value="Banco del Exterior.- Terrabank N.A." calcext:value-type="string">
            <text:p><text:s/>Banco del Exterior.- Terrabank N.A. </text:p>
          </table:table-cell>
          <table:table-cell table:style-name="ce102" office:value-type="float" office:value="13131.27" calcext:value-type="float">
            <text:p>13,131</text:p>
          </table:table-cell>
          <table:table-cell table:style-name="ce142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4" calcext:value-type="float">
            <text:p>101010201004 </text:p>
          </table:table-cell>
          <table:table-cell table:style-name="ce33" office:value-type="string" office:string-value="Banco del Pacifico cta. cte. 0007736517" calcext:value-type="string">
            <text:p><text:s/>Banco del Pacifico cta. cte. 0007736517 </text:p>
          </table:table-cell>
          <table:table-cell table:style-name="ce34"/>
          <table:table-cell table:style-name="ce102" office:value-type="float" office:value="9664.86" calcext:value-type="float">
            <text:p>9,665</text:p>
          </table:table-cell>
          <table:table-cell table:style-name="ce113"/>
          <table:table-cell table:style-name="ce102"/>
          <table:table-cell table:style-name="ce121" table:formula="of:=[.D13]+[.E13]-[.F13]" office:value-type="float" office:value="9664.86" calcext:value-type="float">
            <text:p>9,665</text:p>
          </table:table-cell>
          <table:table-cell table:style-name="ce10" office:value-type="float" office:value="101010201004" calcext:value-type="float">
            <text:p>101010201004 </text:p>
          </table:table-cell>
          <table:table-cell table:style-name="ce33" office:value-type="string" office:string-value="Banco del Pacifico cta. cte. 0007736517" calcext:value-type="string">
            <text:p><text:s/>Banco del Pacifico cta. cte. 0007736517 </text:p>
          </table:table-cell>
          <table:table-cell table:style-name="ce102" office:value-type="float" office:value="10066.77" calcext:value-type="float">
            <text:p>10,067</text:p>
          </table:table-cell>
          <table:table-cell table:style-name="ce142" table:formula="of:=+[.G13]-[.J13]" office:value-type="float" office:value="-401.91" calcext:value-type="float">
            <text:p>-40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2" calcext:value-type="float">
            <text:p>101010201002 </text:p>
          </table:table-cell>
          <table:table-cell table:style-name="ce33" office:value-type="string" office:string-value="Banco Pichincha cta cte. 3504483604" calcext:value-type="string">
            <text:p><text:s/>Banco Pichincha cta cte. 3504483604 </text:p>
          </table:table-cell>
          <table:table-cell table:style-name="ce34"/>
          <table:table-cell table:style-name="ce102" office:value-type="float" office:value="64603.56" calcext:value-type="float">
            <text:p>64,604</text:p>
          </table:table-cell>
          <table:table-cell table:style-name="ce113"/>
          <table:table-cell table:style-name="ce102"/>
          <table:table-cell table:style-name="ce121" table:formula="of:=[.D14]+[.E14]-[.F14]" office:value-type="float" office:value="64603.56" calcext:value-type="float">
            <text:p>64,604</text:p>
          </table:table-cell>
          <table:table-cell table:style-name="ce10" office:value-type="float" office:value="101010201002" calcext:value-type="float">
            <text:p>101010201002 </text:p>
          </table:table-cell>
          <table:table-cell table:style-name="ce33" office:value-type="string" office:string-value="Banco Pichincha cta cte. 3504483604" calcext:value-type="string">
            <text:p><text:s/>Banco Pichincha cta cte. 3504483604 </text:p>
          </table:table-cell>
          <table:table-cell table:style-name="ce102" office:value-type="float" office:value="63768.01" calcext:value-type="float">
            <text:p>63,768</text:p>
          </table:table-cell>
          <table:table-cell table:style-name="ce142" table:formula="of:=+[.G14]-[.J14]" office:value-type="float" office:value="835.549999999996" calcext:value-type="float">
            <text:p>83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6" calcext:value-type="float">
            <text:p>101010201006 </text:p>
          </table:table-cell>
          <table:table-cell table:style-name="ce33" office:value-type="string" office:string-value="Banco Procredit Cta. Ahorro  00901011725643" calcext:value-type="string">
            <text:p><text:s/>Banco Procredit Cta. Ahorro <text:s/>00901011725643 </text:p>
          </table:table-cell>
          <table:table-cell table:style-name="ce34"/>
          <table:table-cell table:style-name="ce102" office:value-type="float" office:value="850000" calcext:value-type="float">
            <text:p>850,000</text:p>
          </table:table-cell>
          <table:table-cell table:style-name="ce113"/>
          <table:table-cell table:style-name="ce102"/>
          <table:table-cell table:style-name="ce121" table:formula="of:=[.D15]+[.E15]-[.F15]" office:value-type="float" office:value="850000" calcext:value-type="float">
            <text:p>850,000</text:p>
          </table:table-cell>
          <table:table-cell table:style-name="ce10" office:value-type="float" office:value="101010201006" calcext:value-type="float">
            <text:p>101010201006 </text:p>
          </table:table-cell>
          <table:table-cell table:style-name="ce33" office:value-type="string" office:string-value="Banco Procredit Cta. Ahorro  00901011725643" calcext:value-type="string">
            <text:p><text:s/>Banco Procredit Cta. Ahorro <text:s/>00901011725643 </text:p>
          </table:table-cell>
          <table:table-cell table:style-name="ce102" office:value-type="float" office:value="500000" calcext:value-type="float">
            <text:p>500,000</text:p>
          </table:table-cell>
          <table:table-cell table:style-name="ce142" table:formula="of:=+[.G15]-[.J15]" office:value-type="float" office:value="350000" calcext:value-type="float">
            <text:p>350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201005" calcext:value-type="float">
            <text:p>101010201005 </text:p>
          </table:table-cell>
          <table:table-cell table:style-name="ce33" office:value-type="string" office:string-value="Banco Procredit Cta. Cte 009030138187" calcext:value-type="string">
            <text:p><text:s/>Banco Procredit Cta. Cte 009030138187 </text:p>
          </table:table-cell>
          <table:table-cell table:style-name="ce34"/>
          <table:table-cell table:style-name="ce102" office:value-type="float" office:value="257190.86" calcext:value-type="float">
            <text:p>257,191</text:p>
          </table:table-cell>
          <table:table-cell table:style-name="ce113"/>
          <table:table-cell table:style-name="ce102"/>
          <table:table-cell table:style-name="ce121" table:formula="of:=[.D16]+[.E16]-[.F16]" office:value-type="float" office:value="257190.86" calcext:value-type="float">
            <text:p>257,191</text:p>
          </table:table-cell>
          <table:table-cell table:style-name="ce10" office:value-type="float" office:value="101010201005" calcext:value-type="float">
            <text:p>101010201005 </text:p>
          </table:table-cell>
          <table:table-cell table:style-name="ce33" office:value-type="string" office:string-value="Banco Procredit Cta. Cte 009030138187" calcext:value-type="string">
            <text:p><text:s/>Banco Procredit Cta. Cte 009030138187 </text:p>
          </table:table-cell>
          <table:table-cell table:style-name="ce102" office:value-type="float" office:value="18554.29" calcext:value-type="float">
            <text:p>18,554</text:p>
          </table:table-cell>
          <table:table-cell table:style-name="ce142" table:formula="of:=+[.G16]-[.J16]" office:value-type="float" office:value="238636.57" calcext:value-type="float">
            <text:p>238,63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3"/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33"/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7" office:value-type="string" office:string-value="Caja:" calcext:value-type="string">
            <text:p><text:s/>Caja: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135" office:value-type="string" office:string-value="Caja:" calcext:value-type="string">
            <text:p><text:s/>Caja: </text:p>
          </table:table-cell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1" calcext:value-type="float">
            <text:p>101010101001 </text:p>
          </table:table-cell>
          <table:table-cell table:style-name="ce33" office:value-type="string" office:string-value="Caja Chica Administración" calcext:value-type="string">
            <text:p><text:s/>Caja Chica Administración </text:p>
          </table:table-cell>
          <table:table-cell table:style-name="ce34"/>
          <table:table-cell table:style-name="ce102" office:value-type="float" office:value="1710" calcext:value-type="float">
            <text:p>1,710</text:p>
          </table:table-cell>
          <table:table-cell table:style-name="ce113"/>
          <table:table-cell table:style-name="ce102"/>
          <table:table-cell table:style-name="ce121" table:formula="of:=[.D19]+[.E19]-[.F19]" office:value-type="float" office:value="1710" calcext:value-type="float">
            <text:p>1,710</text:p>
          </table:table-cell>
          <table:table-cell table:style-name="ce10" office:value-type="float" office:value="101010101001" calcext:value-type="float">
            <text:p>101010101001 </text:p>
          </table:table-cell>
          <table:table-cell table:style-name="ce33" office:value-type="string" office:string-value="Caja Chica Administración" calcext:value-type="string">
            <text:p><text:s/>Caja Chica Administración </text:p>
          </table:table-cell>
          <table:table-cell table:style-name="ce102" office:value-type="float" office:value="1710" calcext:value-type="float">
            <text:p>1,710</text:p>
          </table:table-cell>
          <table:table-cell table:style-name="ce142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2" calcext:value-type="float">
            <text:p>101010101002 </text:p>
          </table:table-cell>
          <table:table-cell table:style-name="ce33" office:value-type="string" office:string-value="Caja Chica Ventas" calcext:value-type="string">
            <text:p><text:s/>Caja Chica Venta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20]+[.E20]-[.F20]" office:value-type="float" office:value="0" calcext:value-type="float">
            <text:p>0</text:p>
          </table:table-cell>
          <table:table-cell table:style-name="ce10" office:value-type="float" office:value="101010101002" calcext:value-type="float">
            <text:p>101010101002 </text:p>
          </table:table-cell>
          <table:table-cell table:style-name="ce33" office:value-type="string" office:string-value="Caja Chica Ventas" calcext:value-type="string">
            <text:p><text:s/>Caja Chica Ventas </text:p>
          </table:table-cell>
          <table:table-cell table:style-name="ce102" office:value-type="float" office:value="600" calcext:value-type="float">
            <text:p>600</text:p>
          </table:table-cell>
          <table:table-cell table:style-name="ce142" table:formula="of:=+[.G20]-[.J20]" office:value-type="float" office:value="-600" calcext:value-type="float">
            <text:p>-6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1004" calcext:value-type="float">
            <text:p>101010101004 </text:p>
          </table:table-cell>
          <table:table-cell table:style-name="ce33" office:value-type="string" office:string-value="Depósitos en tránsito           " calcext:value-type="string">
            <text:p><text:s/>Depósitos en tránsito <text:s text:c="11"/>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21]+[.E21]-[.F21]" office:value-type="float" office:value="0" calcext:value-type="float">
            <text:p>0</text:p>
          </table:table-cell>
          <table:table-cell table:style-name="ce10" office:value-type="float" office:value="101010101004" calcext:value-type="float">
            <text:p>101010101004 </text:p>
          </table:table-cell>
          <table:table-cell table:style-name="ce33" office:value-type="string" office:string-value="Depósitos en tránsito           " calcext:value-type="string">
            <text:p><text:s/>Depósitos en tránsito <text:s text:c="11"/>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10102001" calcext:value-type="float">
            <text:p>101010102001 </text:p>
          </table:table-cell>
          <table:table-cell table:style-name="ce33" office:value-type="string" office:string-value="Caja General              " calcext:value-type="string">
            <text:p><text:s/>Caja General <text:s text:c="14"/>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22]+[.E22]-[.F22]" office:value-type="float" office:value="0" calcext:value-type="float">
            <text:p>0</text:p>
          </table:table-cell>
          <table:table-cell table:style-name="ce10" office:value-type="float" office:value="101010102001" calcext:value-type="float">
            <text:p>101010102001 </text:p>
          </table:table-cell>
          <table:table-cell table:style-name="ce33" office:value-type="string" office:string-value="Caja General              " calcext:value-type="string">
            <text:p><text:s/>Caja General <text:s text:c="14"/>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22]-[.J2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9"/>
          <table:table-cell table:style-name="ce36" table:number-columns-repeated="2"/>
          <table:table-cell table:style-name="ce103" table:number-columns-repeated="3"/>
          <table:table-cell table:style-name="ce122"/>
          <table:table-cell table:style-name="ce128"/>
          <table:table-cell table:style-name="ce40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23])" office:value-type="float" office:value="1386226.28" calcext:value-type="float">
            <text:p>1,386,226</text:p>
          </table:table-cell>
          <table:table-cell table:style-name="ce104" table:formula="of:=SUM([.E9:.E23])" office:value-type="float" office:value="0" calcext:value-type="float">
            <text:p>0</text:p>
          </table:table-cell>
          <table:table-cell table:style-name="ce104" table:formula="of:=SUM([.F9:.F23])" office:value-type="float" office:value="0" calcext:value-type="float">
            <text:p>0</text:p>
          </table:table-cell>
          <table:table-cell table:style-name="ce104" table:formula="of:=SUM([.G9:.G23])" office:value-type="float" office:value="1386226.28" calcext:value-type="float">
            <text:p>1,386,226</text:p>
          </table:table-cell>
          <table:table-cell table:style-name="ce41" table:number-columns-repeated="2"/>
          <table:table-cell table:style-name="ce104" table:formula="of:=SUM([.J9:.J23])" office:value-type="float" office:value="777263.99" calcext:value-type="float">
            <text:p>777,264</text:p>
          </table:table-cell>
          <table:table-cell table:style-name="ce145" table:formula="of:=SUM([.K9:.K23])" office:value-type="float" office:value="608962.29" calcext:value-type="float">
            <text:p>608,962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55"/>
          <table:table-cell table:style-name="ce56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Efectivo</text:p>
          </table:table-cell>
          <table:table-cell table:style-name="ce57"/>
          <table:table-cell table:style-name="ce108" table:formula="of:=[.G19]+[.G20]+[.G21]+[.G22]" office:value-type="float" office:value="1710" calcext:value-type="float">
            <text:p>1,710</text:p>
          </table:table-cell>
          <table:table-cell table:style-name="ce108" table:formula="of:=[.J19]+[.J20]+[.J21]+[.J22]" office:value-type="float" office:value="2310" calcext:value-type="float">
            <text:p>2,31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Bancos:</text:p>
          </table:table-cell>
          <table:table-cell table:style-name="ce57"/>
          <table:table-cell table:style-name="ce108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Bancos Locales:</text:p>
          </table:table-cell>
          <table:table-cell table:style-name="ce57"/>
          <table:table-cell table:style-name="ce108" table:formula="of:=[.G11]+[.G13]+[.G14]+[.G15]+[.G16]" office:value-type="float" office:value="1371385.01" calcext:value-type="float">
            <text:p>1,371,385</text:p>
          </table:table-cell>
          <table:table-cell table:style-name="ce108" table:formula="of:=[.J11]+[.J13]+[.J14]+[.J15]+[.J16]" office:value-type="float" office:value="761822.72" calcext:value-type="float">
            <text:p>761,823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Bancos Extranjeros:</text:p>
          </table:table-cell>
          <table:table-cell table:style-name="ce57"/>
          <table:table-cell table:style-name="ce108" table:formula="of:=[.G12]" office:value-type="float" office:value="13131.27" calcext:value-type="float">
            <text:p>13,131</text:p>
          </table:table-cell>
          <table:table-cell table:style-name="ce108" table:formula="of:=[.J12]" office:value-type="float" office:value="13131.27" calcext:value-type="float">
            <text:p>13,131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09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29:.D33])" office:value-type="float" office:value="1386226.28" calcext:value-type="float">
            <text:p>1,386,226</text:p>
          </table:table-cell>
          <table:table-cell table:style-name="ce104" table:formula="of:=+SUM([.E29:.E33])" office:value-type="float" office:value="777263.99" calcext:value-type="float">
            <text:p>777,26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currency-style style:name="N18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8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5P0"/>
    </number:currency-style>
    <number:currency-style style:name="N18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8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6P0"/>
    </number:currency-style>
    <number:currency-style style:name="N18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8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7P0"/>
    </number:currency-style>
    <number:currency-style style:name="N18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number number:decimal-places="2" loext:min-decimal-places="2" number:min-integer-digits="1" number:grouping="true"/>
      <number:text> </number:text>
    </number:number-style>
    <number:number-style style:name="N19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loext:text>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94P2" style:volatile="true">
      <loext:text> $ </loext:text>
      <loext:fill-character> </loext:fill-character>
      <number:text>- </number:text>
    </number:currency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number number:decimal-places="2" loext:min-decimal-places="2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0:11:48.6558805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1T10:19:32.894491911</dc:date>
    <meta:editing-cycles>11</meta:editing-cycles>
    <meta:editing-duration>PT1H7M39S</meta:editing-duration>
    <meta:document-statistic meta:table-count="1" meta:cell-count="145" meta:object-count="0"/>
  </office:meta>
</office:document-meta>
</file>